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3.1000003814697pt" style:font-size-complex="15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6pt" fo:font-style="italic" style:font-size-asian="14pt" style:font-style-asian="italic" style:font-size-complex="16pt" style:font-style-complex="italic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text-properties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act Details:</text:p>
      <text:p text:style-name="P1"/>
      <text:p text:style-name="P3">Name:<text:tab/><text:tab/><text:tab/>Phone:<text:tab/><text:tab/>Email:</text:p>
      <text:p text:style-name="P3"><text:tab/><text:tab/></text:p>
      <text:p text:style-name="P2">Ronan Monahan <text:tab/>–<text:tab/>0871235400 <text:tab/>– <text:tab/><text:a xlink:type="simple" xlink:href="mailto:ronan.monahan@gmail.com">ronan.monahan@gmail.com</text:a></text:p>
      <text:p text:style-name="P2">Ger Hennessy<text:tab/><text:tab/>-<text:tab/>0872414870 -<text:tab/><text:tab/>gerardh@gmail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18:34:13</meta:creation-date>
    <meta:editing-duration>P0D</meta:editing-duration>
    <meta:editing-cycles>2</meta:editing-cycles>
    <meta:generator>LibreOffice/3.5$Linux_x86 LibreOffice_project/350m1$Build-2</meta:generator>
    <dc:date>2014-02-13T18:35:35</dc:date>
    <meta:document-statistic meta:table-count="0" meta:image-count="0" meta:object-count="0" meta:page-count="1" meta:paragraph-count="5" meta:word-count="17" meta:character-count="142" meta:non-whitespace-character-count="119"/>
  </office:meta>
</office:document-meta>
</file>